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Standardnípísmoodstavce" style:family="text">
      <style:text-properties fo:font-weight="bold" style:font-weight-asian="bold"/>
    </style:style>
    <style:style style:name="T21" style:parent-style-name="Standardnípísmoodstavce" style:family="text">
      <style:text-properties fo:font-weight="bold" style:font-weight-asian="bold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instrukce" style:family="text">
      <style:text-properties style:use-window-font-color="true"/>
    </style:style>
    <style:style style:name="T25" style:parent-style-name="Standardnípísmoodstavce" style:family="text">
      <style:text-properties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18<text:bookmark-end text:name="Text14"/></text:p>
            <text:p text:style-name="Normální">KVOP-10045/2018<text:bookmark-end text:name="Text2"/></text:p>
            <text:p text:style-name="Normální"><text:bookmark-start text:name="Text6"/>01. 03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ý pan</text:p>
            <text:p text:style-name="Normální">M. N.<text:s text:c="5"/><text:bookmark-end text:name="Text7"/></text:p>
            <text:p text:style-name="Normální">jednatel společnosti</text:p>
            <text:p text:style-name="Normální">B.</text:p>
            <text:p text:style-name="Normální">I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 N.,</text:p>
      <text:p text:style-name="Základnítext">dne 7. 2. 2018 byla do Kanceláře veřejného ochránce práv doručena Vaše žádost podle zákona č. 106/1999 Sb., o svobodném přístupu k informacím, ve znění pozdějších předpisů, kterou žádáte<text:s/>o poskytnutí elektronických kopií všech písemně učiněných rozhodnutí ochránkyně práv a jí pověřených osob a písemných podkladů, odborných posudků, stanovisek, doporučení, odborných podkladů, provedených odborných analýz a žádosti, která byla podkladem pro šetření<text:s/>ve věci povolování výjimek z místní úpravy provozu na komunikaci II/302 v obci Otovice.</text:p>
      <text:p text:style-name="Základnítext">Ve smyslu zákona o svobodném přístupu k informacím Vám<text:s/>Kancelář<text:s/>veřejného ochránce práv<text:s/>jako povinný subjekt<text:s/><text:span text:style-name="T17">poskytuje veškeré podklady, z nichž<text:s/></text:span><text:span text:style-name="T18">zástupce<text:s/></text:span><text:span text:style-name="T19">veřejn</text:span><text:span text:style-name="T20">é</text:span><text:span text:style-name="T21"><text:s/>ochránkyně práv při šetření vycházel</text:span><text:span text:style-name="T22"><text:s/></text:span>(zejména rozhodnutí<text:s/>o povolení výjimky, stanovení místní úpravy provozu na komunikaci, protokoly z místního šetření, vyjádření správních úřadu atd.),<text:s/><text:span text:style-name="T23">jakož i veškeré písemnosti z šetření zástupce veřejné ochránkyně práv</text:span><text:s/>ve věci povolování výjimek z místní úpravy provozu na komunikaci II/302 v obci Otovice (zpráva o šetření, závěrečné stanovisko, výzvy atd.), tj. celkově<text:s/>372<text:s/>stran spisové dokumentace.<text:s/>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<text:s/>sdružení<text:s/>B.<text:s/>ze dne<text:s/>7. 2. 2018<text:s/>podle ustanovení §<text:s/>8a<text:s/>zákona o svobodném přístupu k informacím</text:p>
      <text:soft-page-break/>
      <text:h text:style-name="Nadpis1" text:outline-level="1">Odůvodnění</text:h>
      <text:p text:style-name="Základnítext">Dne 7. 2. 2018 se na veřejného ochránce práv<text:s/>obrátilo<text:s/>sdružení<text:s/>B.<text:s/>se žádostí o poskytnutí informací podle zákona o svobodném přístupu k informacím.</text:p>
      <text:p text:style-name="Základnítext">Požadovalo poskytnutí následující informace:</text:p>
      <text:p text:style-name="Základnítext"><text:span text:style-name="T24">„ všech písemně učiněných rozhodnutí ochránkyně práv (VOP) a jí pověřených osob a písemných podkladů, odborných posudků, stanovisek, doporučení, odborných podkladů a provedených odborných analýz, které při vyřizování podnětu VOP a v jeho souvislosti byly učiněny a vznikly či byly získány úřadem a VOP v souvislosti s projednáváním. Současně žádáme o poskytnutí elektronické kopie žádosti, která byla podkladem pro výše uvedené šetření.“</text:span></text:p>
      <text:p text:style-name="Základnítext">V souladu s ustanovením § 8a zákona o svobodném přístupu k informacím byla žádost částečně odmítnuta, protože některé dokumenty obsahovaly osobní údaje třetích osob (jména, příjmení, podpisy, e-mailové adresy a telefonní čísla). Tyto údaje byly znečitelněny, protože<text:s/>je není možné poskytnout, neboť se jedná o osobní údaje, na které se vztahuje výluka uvedená v ustanovení § 8a zákona o svobodném přístupu k informacím. Podle tohoto ustanovení, se informace týkající se osobnosti, projevů osobní povahy, soukromí fyzické osoby a osobní údaje<text:s/>poskytnou<text:s/>jen v souladu s právními předpisy, upravujícími jejich ochranu, tj. zákonem č. 101/2000 Sb., o ochraně osobních údajů<text:span text:style-name="T25"><text:s/>a o změně některých zákonů, ve znění pozdějších předpisů.<text:s/></text:span>Poskytnutí osobních údajů třetích osob bez jejich souhlasu by bylo neodůvodněným zásahem do soukromí těchto osob. Účelem a smyslem zákona o svobodném přístupu k informacím je umožnit veřejnosti co nejširší kontrolu veřejné moci, nikoli umožnit získávání či shromažďování informací o jiných fyzických či právnických osobách. Znečitelnění osobních údajů považujeme za vhodné opatření, které umožňuje dosáhnout ochrany soukromí třetích osob a současně nebrání ve zbytku poskytnutí informací, které žadatel požaduje. Tím bylo do práva žadatele na informace zasaženo pouze v nejmenší možné míře.<text:s/></text:p>
      <text:p text:style-name="Základnítext">Veškeré ostatní požadované informace byly<text:s/>žadateli<text:s/>poskytnuty a doručeny spolu s tímto rozhodnutím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ředitelky právní sekce.</text:p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h text:style-name="Nadpis1" text:outline-level="1">1<text:s/>Příloha</text:h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C5U6*</text:span>*KVOPX008C5U6*</text:p>
        <text:p text:style-name="P12"><text:span text:style-name="T13">KVOPX008C5U6</text:span>KVOPX008C5U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3-09T10:35:00Z</meta:creation-date>
    <dc:date>2018-03-09T10:36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9" meta:word-count="686" meta:character-count="4729" meta:row-count="33" meta:non-whitespace-character-count="4052"/>
  </office:meta>
</office:document-meta>
</file>